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 style:family="paragraph" style:parent-style-name="Text_20_body" style:list-style-name="L1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list-style-name="L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list-style-name="L2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ext_20_body" style:list-style-name="L2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Text_20_body" style:list-style-name="L2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9" style:family="paragraph" style:parent-style-name="Text_20_body" style:list-style-name="L2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0" style:family="paragraph" style:parent-style-name="Text_20_body" style:list-style-name="L2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1" style:family="paragraph" style:parent-style-name="Text_20_body" style:list-style-name="L2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2" style:family="paragraph" style:parent-style-name="Text_20_body" style:list-style-name="L3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3" style:family="paragraph" style:parent-style-name="Text_20_body" style:list-style-name="L3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4"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25"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26"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27"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28"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29" style:family="paragraph" style:parent-style-name="Text_20_body" style:list-style-name="L2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30"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31"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list-style-name="L19">
      <loext:graphic-properties draw:fill="none" draw:fill-color="#ffffff"/>
      <style:paragraph-properties fo:margin-top="0cm" fo:margin-bottom="0cm" loext:contextual-spacing="false" fo:line-height="138%" fo:background-color="transparent" style:writing-mode="lr-tb"/>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list-style-name="L20">
      <loext:graphic-properties draw:fill="none" draw:fill-color="#ffffff"/>
      <style:paragraph-properties fo:margin-top="0cm" fo:margin-bottom="0cm" loext:contextual-spacing="false" fo:line-height="138%" fo:background-color="transparent" style:writing-mode="lr-tb"/>
    </style:style>
    <style:style style:name="P34" style:family="paragraph" style:parent-style-name="Text_20_body">
      <style:paragraph-properties fo:margin-left="1.429cm" fo:margin-right="0cm" fo:margin-top="0cm" fo:margin-bottom="0cm" loext:contextual-spacing="false" fo:line-height="138%" fo:text-indent="0cm" style:auto-text-indent="false" style:writing-mode="lr-tb"/>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ext_20_body">
      <style:paragraph-properties fo:margin-left="1.429cm" fo:margin-right="0cm" fo:margin-top="0cm" fo:margin-bottom="0cm" loext:contextual-spacing="false" fo:line-height="138%" fo:text-indent="0cm" style:auto-text-indent="false" style:writing-mode="lr-tb"/>
    </style:style>
    <style:style style:name="P36" style:family="paragraph" style:parent-style-name="Text_20_body">
      <style:paragraph-properties fo:margin-left="1.429cm" fo:margin-right="0cm" fo:margin-top="0cm" fo:margin-bottom="0cm" loext:contextual-spacing="false" fo:line-height="138%" fo:text-indent="0cm" style:auto-text-indent="false" style:writing-mode="lr-tb"/>
      <style:text-properties fo:font-weight="normal"/>
    </style:style>
    <style:style style:name="P37" style:family="paragraph" style:parent-style-name="Text_20_body">
      <style:paragraph-properties fo:margin-left="1.27cm" fo:margin-right="0cm" fo:text-indent="0cm" style:auto-text-indent="false"/>
    </style:style>
    <style:style style:name="P38"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weight="normal"/>
    </style:style>
    <style:style style:name="P39" style:family="paragraph" style:parent-style-name="Text_20_body" style:list-style-name="L3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style:style>
    <style:style style:name="P40" style:family="paragraph" style:parent-style-name="Text_20_body">
      <style:paragraph-properties fo:margin-left="1.905cm" fo:margin-right="0cm" fo:margin-top="0cm" fo:margin-bottom="0cm" loext:contextual-spacing="false" fo:line-height="138%" fo:text-indent="0cm" style:auto-text-indent="false" style:writing-mode="lr-tb"/>
      <style:text-properties fo:font-variant="normal" fo:text-transform="none" fo:color="#4a86e8" style:font-name="Arial1" fo:font-size="11pt" fo:font-style="italic" style:text-underline-style="solid" style:text-underline-width="auto" style:text-underline-color="font-color" fo:font-weight="normal" fo:background-color="transparent"/>
    </style:style>
    <style:style style:name="P41" style:family="paragraph" style:parent-style-name="Text_20_body">
      <style:paragraph-properties fo:margin-left="1.905cm" fo:margin-right="0cm" fo:margin-top="0cm" fo:margin-bottom="0cm" loext:contextual-spacing="false" fo:line-height="138%" fo:text-indent="0cm" style:auto-text-indent="false" style:writing-mode="lr-tb"/>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ext_20_body">
      <style:paragraph-properties fo:margin-left="1.905cm" fo:margin-right="0cm" fo:margin-top="0cm" fo:margin-bottom="0cm" loext:contextual-spacing="false" fo:line-height="138%" fo:text-indent="0cm" style:auto-text-indent="false" style:writing-mode="lr-tb"/>
      <style:text-properties fo:font-weight="normal"/>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4a86e8" style:text-underline-style="solid" style:text-underline-width="auto" style:text-underline-color="font-color" fo:background-color="transparent" loext:char-shading-value="0"/>
    </style:style>
    <style:style style:name="T4" style:family="text">
      <style:text-properties fo:color="#4a86e8" style:text-underline-style="solid" style:text-underline-width="auto" style:text-underline-color="font-color" fo:font-weight="bold" fo:background-color="transparent" loext:char-shading-value="0"/>
    </style:style>
    <style:style style:name="T5" style:family="text">
      <style:text-properties fo:color="#4a86e8" fo:background-color="transparent" loext:char-shading-value="0"/>
    </style:style>
    <style:style style:name="T6" style:family="text">
      <style:text-properties fo:font-variant="normal" fo:text-transform="none" fo:color="#4a86e8" style:text-line-through-style="none" style:text-line-through-type="none" style:font-name="Arial1" fo:font-size="11pt" fo:font-style="normal" style:text-underline-style="none" style:text-blinking="false" fo:background-color="transparent" loext:char-shading-value="0"/>
    </style:style>
    <style:style style:name="T7" style:family="text">
      <style:text-properties fo:font-variant="normal" fo:text-transform="none" fo:color="#4a86e8" style:text-line-through-style="none" style:text-line-through-type="none" style:font-name="Arial1" fo:font-size="11pt" fo:font-style="normal" style:text-underline-style="none" fo:font-weight="normal" style:text-blinking="false" fo:background-color="transparent" loext:char-shading-value="0"/>
    </style:style>
    <style:style style:name="T8" style:family="text">
      <style:text-properties fo:font-variant="normal" fo:text-transform="none" fo:color="#4a86e8" style:text-line-through-style="none" style:text-line-through-type="none" style:font-name="Arial1" fo:font-size="11pt" fo:font-style="italic" style:text-underline-style="none" fo:font-weight="bold" style:text-blinking="false" fo:background-color="transparent" loext:char-shading-value="0"/>
    </style:style>
    <style:style style:name="T9" style:family="text">
      <style:text-properties fo:font-variant="normal" fo:text-transform="none" fo:color="#4a86e8"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4a86e8" style:font-name="Arial1" fo:font-size="11pt" fo:font-style="italic" style:text-underline-style="solid" style:text-underline-width="auto" style:text-underline-color="font-color" fo:font-weight="bold" fo:background-color="transparent" loext:char-shading-value="0"/>
    </style:style>
    <style:style style:name="T11" style:family="text">
      <style:text-properties fo:font-variant="normal" fo:text-transform="none" fo:color="#4a86e8" style:text-underline-style="solid" style:text-underline-width="auto" style:text-underline-color="font-color" fo:background-color="transparent" loext:char-shading-value="0"/>
    </style:style>
    <style:style style:name="T12"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color="#ff0000" fo:font-style="italic"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2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2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65615138013771462" text:style-name="L1">
        <text:list-item>
          <text:p text:style-name="P1"><text:bookmark text:name="docs-internal-guid-90eb1b7e-2b48-b510-2927-1e45a6273cd0"/>What is a database?</text:p>
        </text:list-item>
      </text:list>
      <text:p text:style-name="P34">A database is a way of storing information in an organised, logical way.</text:p>
      <text:p text:style-name="P34">A structured set of data held in a computer, especially one that is accessible in various ways.</text:p>
      <text:p text:style-name="P34">A set of interrelated tables.</text:p>
      <text:p text:style-name="P34">A database is an organized collection of data.</text:p>
      <text:p text:style-name="Text_20_body"/>
      <text:list xml:id="list2345316722744073739" text:style-name="L2">
        <text:list-item>
          <text:p text:style-name="P2">What is a table?</text:p>
        </text:list-item>
      </text:list>
      <text:p text:style-name="P34">A table is a collection of related data held in a structured format within a database.</text:p>
      <text:p text:style-name="P34">A table is a set of data elements (values) using a model of vertical columns (identifiable by name) and horizontal rows, the cell being the unit where a row and column intersect.</text:p>
      <text:p text:style-name="P34">A set of records with structure.</text:p>
      <text:p text:style-name="Text_20_body"/>
      <text:list xml:id="list819612711203489192" text:style-name="L3">
        <text:list-item>
          <text:p text:style-name="P3">What’s a record or register?</text:p>
        </text:list-item>
      </text:list>
      <text:p text:style-name="P34">A record, also called a row or a tuple, represents a single, implicitly structured data item in a table. Each row in a table represents a set of related data, and every row in the table has the same structure.</text:p>
      <text:p text:style-name="Text_20_body"/>
      <text:list xml:id="list1017929067921846160" text:style-name="L4">
        <text:list-item>
          <text:p text:style-name="P4">What is a field?</text:p>
        </text:list-item>
      </text:list>
      <text:p text:style-name="P34">A field, also known as a column is a set of data values of a particular simple type, one for each row of the table.</text:p>
      <text:p text:style-name="Text_20_body"/>
      <text:list xml:id="list1904397331477764976" text:style-name="L5">
        <text:list-item>
          <text:p text:style-name="P5">What is a type of data? Give some examples of types of data used by SQL compliant systems.</text:p>
        </text:list-item>
      </text:list>
      <text:p text:style-name="P34">A particular kind of data item, as defined by the values it can take, the programming language used, or the operations that can be performed on it.</text:p>
      <text:p text:style-name="P34">A data type is a classification that determines the possible values for that type, the operations that can be done on values of that type, the meaning of the data, and the way values of that type can be stored.</text:p>
      <text:p text:style-name="P34">A type of data is an entity that defines the possible values that a particular field of a table can take, and the operations that can be performed on it.</text:p>
      <text:p text:style-name="P34">Examples: CHAR, VARCHAR, INT, FLOAT, DOUBLE, DATE, TIME, ...</text:p>
      <text:p text:style-name="Text_20_body"/>
      <text:list xml:id="list1572620739335023789" text:style-name="L6">
        <text:list-item>
          <text:p text:style-name="P6">How do we establish a structure or context to a table of a database?</text:p>
        </text:list-item>
      </text:list>
      <text:p text:style-name="P34">Naming the tables.</text:p>
      <text:p text:style-name="P34">Naming the fields. Adding headings. Labelling the columns.</text:p>
      <text:p text:style-name="P34">Assigning a data type for each field.</text:p>
      <text:p text:style-name="Text_20_body"/>
      <text:list xml:id="list8475808184466206222" text:style-name="L7">
        <text:list-item>
          <text:p text:style-name="P7">What is a primary key field? And a foreign key field?</text:p>
        </text:list-item>
      </text:list>
      <text:p text:style-name="P34">A PK is a field or set of fields with a unique value for each record stored in a table.</text:p>
      <text:p text:style-name="P34">A PK is a field in one table that uniquely identifies a row of that table.</text:p>
      <text:p text:style-name="P34"><text:soft-page-break/>An FK is a field or collection of fields in one table that uniquely identifies a row of another table. In simpler words, the foreign key is defined in a second table, but it refers to the primary key in the first table.</text:p>
      <text:p text:style-name="Text_20_body"/>
      <text:list xml:id="list3092503141901005703" text:style-name="L8">
        <text:list-item>
          <text:p text:style-name="P8">What implies to require referential integrity between two linked tables of a database?</text:p>
        </text:list-item>
      </text:list>
      <text:p text:style-name="P34">Referential integrity is a property of data which, when satisfied, requires every value of one attribute (column) of a relation (table) to exist as a value of another attribute (column) in a different (or the same) relation (table).</text:p>
      <text:p text:style-name="Text_20_body"/>
      <text:list xml:id="list2906009868090743617" text:style-name="L9">
        <text:list-item>
          <text:p text:style-name="P24"><text:span text:style-name="T1">In databases, the rows of the tables are called </text:span><text:span text:style-name="T3">records or tuples</text:span><text:span text:style-name="T1">.</text:span></text:p>
        </text:list-item>
      </text:list>
      <text:p text:style-name="Text_20_body"/>
      <text:list xml:id="list6761971224296678785" text:style-name="L10">
        <text:list-item>
          <text:p text:style-name="P25"><text:span text:style-name="T1">In databases, the columns of the tables are called </text:span><text:span text:style-name="T3">fields or attributes</text:span><text:span text:style-name="T1">.</text:span></text:p>
        </text:list-item>
      </text:list>
      <text:p text:style-name="Text_20_body"/>
      <text:list xml:id="list2522830074774054763" text:style-name="L11">
        <text:list-item>
          <text:p text:style-name="P26"><text:span text:style-name="T1">In databases, a cell of a table contains </text:span><text:span text:style-name="T3">data</text:span><text:span text:style-name="T1">.</text:span></text:p>
        </text:list-item>
      </text:list>
      <text:p text:style-name="Text_20_body"/>
      <text:list xml:id="list9178720759016833214" text:style-name="L12">
        <text:list-item>
          <text:p text:style-name="P9">What does the acronym DBMS stands for? Give a definition of DBMS and name some examples.</text:p>
        </text:list-item>
      </text:list>
      <text:p text:style-name="P34">DBMS stands for Database Management System. Some examples are Oracle RDBMS, Microsoft SQL Server, MySQL, PostgreSQL, SQLite, IBM DB2, ...</text:p>
      <text:p text:style-name="Text_20_body"/>
      <text:list xml:id="list532602416052607132" text:style-name="L13">
        <text:list-item>
          <text:p text:style-name="P10">Search which are the 5 most used DBMS (up to date).</text:p>
        </text:list-item>
      </text:list>
      <text:p text:style-name="P35"><text:span text:style-name="T7">From </text:span><text:a xlink:type="simple" xlink:href="http://db-engines.com/en/ranking" text:style-name="Internet_20_link" text:visited-style-name="Visited_20_Internet_20_Link"><text:span text:style-name="T12">http://db-engines.com/en/ranking</text:span></text:a></text:p>
      <text:p text:style-name="P34">1st. Oracle, 2nd. MySQL, 3rd. Microsoft SQL Server, 4th. MongoDB, 5th. PostgreSQL</text:p>
      <text:p text:style-name="Text_20_body"/>
      <text:list xml:id="list4300049111765251043" text:style-name="L14">
        <text:list-item>
          <text:p text:style-name="P27"><text:span text:style-name="T1">Most of the actual DBMS follow the </text:span><text:span text:style-name="T3">client-server</text:span><text:span text:style-name="T1"> architecture.</text:span></text:p>
        </text:list-item>
      </text:list>
      <text:p text:style-name="Text_20_body"/>
      <text:list xml:id="list1022059702506358895" text:style-name="L15">
        <text:list-item>
          <text:p text:style-name="P11">What do we mean when we say that a DBMS is multiuser?</text:p>
        </text:list-item>
      </text:list>
      <text:p text:style-name="P34">That the DBMS allows concurrent access to the data from multiple differents machines or applications and to different multiple users while keeping the consistency of the data and without slowing down the performance of the database.</text:p>
      <text:p text:style-name="Text_20_body"/>
      <text:list xml:id="list8146347130967185848" text:style-name="L16">
        <text:list-item>
          <text:p text:style-name="P12">The data which a database is at the moment working with is stored in:</text:p>
          <text:list>
            <text:list-item>
              <text:p text:style-name="P12">Main memory like RAM.</text:p>
            </text:list-item>
            <text:list-item>
              <text:p text:style-name="P31">Secondary or tertiary memory like HDDs or magnetic tapes.</text:p>
            </text:list-item>
            <text:list-item>
              <text:p text:style-name="P12">Perforated cards.</text:p>
            </text:list-item>
          </text:list>
        </text:list-item>
      </text:list>
      <text:p text:style-name="Text_20_body"/>
      <text:list xml:id="list169850737625404771" text:style-name="L17">
        <text:list-item>
          <text:p text:style-name="P13">Underline the correct answer:</text:p>
        </text:list-item>
      </text:list>
      <text:p text:style-name="P38"><text:span text:style-name="T13">The data that's handled by database management systems is typically </text:span><text:span text:style-name="T10">persistent</text:span><text:span text:style-name="T11"> </text:span><text:span text:style-name="T13">/ </text:span><text:span text:style-name="T15">volatile</text:span><text:span text:style-name="T13">.</text:span></text:p>
      <text:p text:style-name="Text_20_body"/>
      <text:list xml:id="list7235128387675470022" text:style-name="L18">
        <text:list-item>
          <text:p text:style-name="P28"><text:soft-page-break/><text:span text:style-name="T1">The mechanism that DBMS provide to ensure that the data stays consistent while allowing many different users or applications to access the same data at the same time is called </text:span><text:span text:style-name="T3">concurrency</text:span><text:span text:style-name="T5"> </text:span><text:span text:style-name="T3">control</text:span><text:span text:style-name="T1">.</text:span></text:p>
        </text:list-item>
      </text:list>
      <text:p text:style-name="Text_20_body"/>
      <text:list xml:id="list8952011686073524866" text:style-name="L19">
        <text:list-item>
          <text:p text:style-name="P14">Regarding safety, what hazards should a DBMS deal with? (Select one or more)</text:p>
          <text:list>
            <text:list-item>
              <text:p text:style-name="P32">Hardware failures.</text:p>
            </text:list-item>
            <text:list-item>
              <text:p text:style-name="P32">Software failures.</text:p>
            </text:list-item>
            <text:list-item>
              <text:p text:style-name="P32">Power outages.</text:p>
            </text:list-item>
            <text:list-item>
              <text:p text:style-name="P32">Malicious users.</text:p>
            </text:list-item>
          </text:list>
        </text:list-item>
      </text:list>
      <text:p text:style-name="Text_20_body"/>
      <text:list xml:id="list53464548399770439" text:style-name="L20">
        <text:list-item>
          <text:p text:style-name="P33"><text:span text:style-name="T14">What are the advantages of storing data into databases over storing data in files? And the disadvantages, if any? </text:span><text:span text:style-name="T7">From </text:span><text:a xlink:type="simple" xlink:href="http://www.cl500.net/pros_cons.html" text:style-name="Internet_20_link" text:visited-style-name="Visited_20_Internet_20_Link"><text:span text:style-name="T12">http://www.cl500.net/pros_cons.html</text:span></text:a></text:p>
        </text:list-item>
      </text:list>
      <text:p text:style-name="Text_20_body"/>
      <text:p text:style-name="P40">Advantages</text:p>
      <text:p text:style-name="P41">Reduced data redundancy</text:p>
      <text:p text:style-name="P41">Reduced updating errors and increased consistency</text:p>
      <text:p text:style-name="P41">Greater data integrity and independence from applications programs</text:p>
      <text:p text:style-name="P41">Improved data access to users through use of host and query languages</text:p>
      <text:p text:style-name="P41">Improved data security</text:p>
      <text:p text:style-name="P41">Reduced data entry, storage, and retrieval costs</text:p>
      <text:p text:style-name="P41">Facilitated development of new applications program</text:p>
      <text:p text:style-name="Text_20_body"/>
      <text:p text:style-name="P40">Disadvantages</text:p>
      <text:p text:style-name="P41">Database systems are complex, difficult, and time-consuming to design</text:p>
      <text:p text:style-name="P41">Substantial hardware and software start-up costs</text:p>
      <text:p text:style-name="P41">Damage to database affects virtually all applications programs</text:p>
      <text:p text:style-name="P41">Extensive conversion costs in moving from a file-based system to a database system</text:p>
      <text:p text:style-name="P41">Initial training required for all programmers and users</text:p>
      <text:p text:style-name="Text_20_body"/>
      <text:list xml:id="list5254560615853548250" text:style-name="L21">
        <text:list-item>
          <text:p text:style-name="P29"><text:span text:style-name="T3">Performance</text:span><text:span text:style-name="T1">, </text:span><text:span text:style-name="T3">performance</text:span><text:span text:style-name="T1"> and </text:span><text:span text:style-name="T3">performance</text:span><text:span text:style-name="T1"> are the three most important aspects of a DBMS.</text:span></text:p>
        </text:list-item>
      </text:list>
      <text:p text:style-name="Text_20_body"/>
      <text:list xml:id="list1482404615262718880" text:style-name="L22">
        <text:list-item>
          <text:p text:style-name="P30"><text:span text:style-name="T1">True or </text:span><text:span text:style-name="T4">False</text:span><text:span text:style-name="T1">? Physical Data Independence means that the way that data is actually stored and laid out on disk </text:span><text:span text:style-name="T17">depends </text:span><text:span text:style-name="T1">on the way that programs think about the structure of the data.</text:span></text:p>
        </text:list-item>
      </text:list>
      <text:p text:style-name="Text_20_body"/>
      <text:list xml:id="list8025878302972874249" text:style-name="L23">
        <text:list-item>
          <text:p text:style-name="P15">SQL is a declarative high level language. What does “declarative” means?</text:p>
        </text:list-item>
      </text:list>
      <text:p text:style-name="P41">It means that it allows you to write queries in a very simple way, and then the system itself will find the algorithm to get that data out efficiently.</text:p>
      <text:p text:style-name="Text_20_body"/>
      <text:list xml:id="list937375224609835351" text:style-name="L24">
        <text:list-item>
          <text:p text:style-name="P16">Some of the popular frameworks used to build database applications are Django or Ruby <text:soft-page-break/>on Rails. These are environments that help you develop your programs, and help you generate, say the calls to the database system. Name other examples of frameworks or APIs.</text:p>
        </text:list-item>
      </text:list>
      <text:p text:style-name="P41">JDBC (Java), PHP, Zend (PHP), ODBC.</text:p>
      <text:p text:style-name="Text_20_body"/>
      <text:list xml:id="list1538566385180925309" text:style-name="L25">
        <text:list-item>
          <text:p text:style-name="P17">What framework or API provides Microsoft to connect to databases from .NET?</text:p>
        </text:list-item>
      </text:list>
      <text:p text:style-name="P41">ADO.NET, LINQ.</text:p>
      <text:p text:style-name="Text_20_body"/>
      <text:list xml:id="list6737716202403345145" text:style-name="L26">
        <text:list-item>
          <text:p text:style-name="P18">Database systems are often used in conjunction with what's known as middle-ware. Name what middle-ware do DBMS usually work with and give some examples.</text:p>
        </text:list-item>
      </text:list>
      <text:p text:style-name="P42"><text:span text:style-name="T8">Web servers</text:span><text:span text:style-name="T9"> </text:span><text:span text:style-name="T6">like Apache or Microsoft IIS, </text:span><text:span text:style-name="T8">application servers</text:span><text:span text:style-name="T9"> </text:span><text:span text:style-name="T6">like Oracle WebLogic, IBM WebSphere, Microsoft Application Server or JBoss EAP by Red Hat.</text:span></text:p>
      <text:p text:style-name="Text_20_body"/>
      <text:list xml:id="list8983324329276001076" text:style-name="L27">
        <text:list-item>
          <text:p text:style-name="P19">What’s the name of the data model developed in 1969 in which most actual DBMS are still based?</text:p>
        </text:list-item>
      </text:list>
      <text:p text:style-name="P41">The relational data model.</text:p>
      <text:p text:style-name="Text_20_body"/>
      <text:list xml:id="list5518952482157462030" text:style-name="L28">
        <text:list-item>
          <text:p text:style-name="P20">How is the data model that uses XML to structure the data stored called?</text:p>
        </text:list-item>
      </text:list>
      <text:p text:style-name="P41">The semistructured data model.</text:p>
      <text:p text:style-name="Text_20_body"/>
      <text:list xml:id="list7344633256040903909" text:style-name="L29">
        <text:list-item>
          <text:p text:style-name="P21">In the relational data model, how do we give a structure (or establish the schema) to the tables of a database?</text:p>
        </text:list-item>
      </text:list>
      <text:p text:style-name="P34">Naming the tables.</text:p>
      <text:p text:style-name="P34">Naming the fields.</text:p>
      <text:p text:style-name="P34">Assigning a data type for each field.</text:p>
      <text:p text:style-name="Text_20_body"/>
      <text:list xml:id="list3329776840094534432" text:style-name="L30">
        <text:list-item>
          <text:p text:style-name="P22">What does DDL and DML stands for? What kind of operations are done with the DDL? And with the DML?</text:p>
        </text:list-item>
      </text:list>
      <text:p text:style-name="P34">DDL -&gt; Data Definition Language: CREATE, DROP, ALTER</text:p>
      <text:p text:style-name="P34">DML -&gt; Data Manipulation Language: SELECT, INSERT, DELETE, UPDATE</text:p>
      <text:list xml:id="list7138521481024981998" text:style-name="L31">
        <text:list-item>
          <text:p text:style-name="P23">Name some of the tasks which a database administrator is responsible for.</text:p>
        </text:list-item>
      </text:list>
      <text:p text:style-name="P36"><text:span text:style-name="T6">From https://en.wikipedia.org/wiki/Database_administrator</text:span><text:span text:style-name="T16"> </text:span><text:span text:style-name="T13">:</text:span></text:p>
      <text:p text:style-name="P34">A database administrator's responsibilities can include the following tasks:</text:p>
      <text:list xml:id="list699331022559012305" text:style-name="L32">
        <text:list-item>
          <text:p text:style-name="P39">Installing and upgrading the database server and application tools</text:p>
        </text:list-item>
        <text:list-item>
          <text:p text:style-name="P39">Allocating system storage and planning future storage requirements for the database system</text:p>
        </text:list-item>
        <text:list-item>
          <text:p text:style-name="P39">Modifying the database structure, as necessary, from information given by application developers</text:p>
        </text:list-item>
        <text:list-item>
          <text:p text:style-name="P39">Enrolling users and maintaining system security</text:p>
        </text:list-item>
        <text:list-item>
          <text:p text:style-name="P39">Ensuring compliance with database vendor license agreement</text:p>
        </text:list-item>
        <text:list-item>
          <text:p text:style-name="P39">Controlling and monitoring user access to the database</text:p>
        </text:list-item>
        <text:list-item>
          <text:p text:style-name="P39"><text:soft-page-break/>Monitoring and optimizing the performance of the database</text:p>
        </text:list-item>
        <text:list-item>
          <text:p text:style-name="P39">Planning for backup and recovery of database information</text:p>
        </text:list-item>
        <text:list-item>
          <text:p text:style-name="P39">Maintaining archived data</text:p>
        </text:list-item>
        <text:list-item>
          <text:p text:style-name="P39">Backing up and restoring databases</text:p>
        </text:list-item>
        <text:list-item>
          <text:p text:style-name="P39">Contacting database vendor for technical support</text:p>
        </text:list-item>
        <text:list-item>
          <text:p text:style-name="P39">Generating various reports by querying from database as per need</text:p>
        </text:list-item>
      </text:list>
      <text:p text:style-name="P37"><text:span text:style-name="T2"><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S</meta:editing-duration>
    <meta:editing-cycles>3</meta:editing-cycles>
    <meta:generator>LibreOffice/5.2.2.2$Windows_X86_64 LibreOffice_project/8f96e87c890bf8fa77463cd4b640a2312823f3ad</meta:generator>
    <dc:date>2017-10-17T19:02:30.756000000</dc:date>
    <meta:document-statistic meta:table-count="0" meta:image-count="0" meta:object-count="0" meta:page-count="5" meta:paragraph-count="103" meta:word-count="1313" meta:character-count="7716" meta:non-whitespace-character-count="6553"/>
    <meta:user-defined meta:name="Info 1"/>
    <meta:user-defined meta:name="Info 2"/>
    <meta:user-defined meta:name="Info 3"/>
    <meta:user-defined meta:name="Info 4"/>
  </office:meta>
</office:document-meta>
</file>